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ea0e" officeooo:paragraph-rsid="0000ea0e"/>
    </style:style>
    <style:style style:name="P2" style:family="paragraph" style:parent-style-name="Standard">
      <style:text-properties officeooo:rsid="00020c9d" officeooo:paragraph-rsid="00020c9d"/>
    </style:style>
    <style:style style:name="P3" style:family="paragraph" style:parent-style-name="Standard">
      <style:text-properties officeooo:rsid="0004e0db" officeooo:paragraph-rsid="0004e0db"/>
    </style:style>
    <style:style style:name="P4" style:family="paragraph" style:parent-style-name="Standard">
      <style:text-properties officeooo:rsid="000678b1" officeooo:paragraph-rsid="000678b1"/>
    </style:style>
    <style:style style:name="P5" style:family="paragraph" style:parent-style-name="Standard">
      <style:text-properties officeooo:rsid="00083ce0" officeooo:paragraph-rsid="00083ce0"/>
    </style:style>
    <style:style style:name="P6" style:family="paragraph" style:parent-style-name="Standard">
      <style:text-properties officeooo:rsid="0000ea0e" officeooo:paragraph-rsid="0000ea0e"/>
    </style:style>
    <style:style style:name="T1" style:family="text">
      <style:text-properties officeooo:rsid="00020c9d"/>
    </style:style>
    <style:style style:name="T2" style:family="text">
      <style:text-properties officeooo:rsid="0004e0db"/>
    </style:style>
    <style:style style:name="T3" style:family="text">
      <style:text-properties officeooo:rsid="000678b1"/>
    </style:style>
    <style:style style:name="T4" style:family="text">
      <style:text-properties officeooo:rsid="00099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CJimbob/CWM-ProgNets/tree/main/assignment3</text:p>
      <text:p text:style-name="P1"/>
      <text:p text:style-name="P1">1. Power = 4.7W, no steady state, because the operations in Raspberry changes.</text:p>
      <text:p text:style-name="P1">2. about 1 frame per second, 1 packet per second, DNS packets</text:p>
      <text:p text:style-name="P1">3. <text:span text:style-name="T1">Power = 5.1W, Power = 5.0 W, <text:s/>more expensive to send.</text:span></text:p>
      <text:p text:style-name="P2">4. Power = 5.6W, when client, Power = 5.6W, a bit unstable <text:span text:style-name="T2">in the beginning</text:span>, rised to 6.<text:span text:style-name="T2">2</text:span>W</text:p>
      <text:p text:style-name="P3">5. consistently Power = 6.3 <text:span text:style-name="T3">W </text:span>when server, Power = 5.8 W when server</text:p>
      <text:p text:style-name="P3">slight increase</text:p>
      <text:p text:style-name="P4">6. Power = 6.5 W, max = 6.7 W, <text:span text:style-name="T4">this is the largest power consumption so far.</text:span></text:p>
      <text:p text:style-name="P4"/>
      <text:p text:style-name="P5">7. UK CI = 78eq/kWh, test was run for 20 sec, power = 6.5W,</text:p>
      <text:p text:style-name="P5"/>
      <text:p text:style-name="P5">CF = 78 * 6.5 * 20 / 3600 = 2.8 CO2 eq</text:p>
      <text:p text:style-name="P5"/>
      <text:p text:style-name="P5">8. 30 * 10^9 * 2.8 = 8.4 x 10^10 CO2 eq</text:p>
      <text:p text:style-name="P5"/>
      <text:p text:style-name="P5">8.4 * 10^10 * 2 = 1.68 * 10^11 CO2 eq</text:p>
      <text:p text:style-name="P5"/>
      <text:p text:style-name="P5">not a good estimate, Raspberry pi is a very little device with little power consumption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2:24:08.858634160</meta:creation-date>
    <dc:title>Simple</dc:title>
    <meta:generator>LibreOffice/7.3.7.2$Linux_X86_64 LibreOffice_project/30$Build-2</meta:generator>
    <meta:editing-duration>PT21M59S</meta:editing-duration>
    <meta:editing-cycles>5</meta:editing-cycles>
    <dc:date>2025-06-10T14:31:39.848927268</dc:date>
    <meta:document-statistic meta:table-count="0" meta:image-count="0" meta:object-count="0" meta:page-count="1" meta:paragraph-count="13" meta:word-count="154" meta:character-count="766" meta:non-whitespace-character-count="624"/>
    <meta:template xlink:type="simple" xlink:actuate="onRequest" xlink:title="Simple" xlink:href="../../../../../usr/lib/libreoffice/share/template/common/styles/Simple.ott" meta:date="2025-06-10T12:24:08.228026502"/>
  </office:meta>
</office:document-meta>
</file>